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map style:condition="cell-content()=&quot;SIM&quot;" style:apply-style-name="Good" style:base-cell-address="Planilha1.H10"/>
      <style:map style:condition="cell-content()=&quot;NÃO&quot;" style:apply-style-name="Bad" style:base-cell-address="Planilha1.H1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 &quot;;&quot;Livros&quot;;&quot;Cozinha&quot;;&quot;&quot;)" table:allow-empty-cell="true" table:display-list="unsorted" table:base-cell-address="Planilha1.B10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6"/>
        <table:table-column table:style-name="co2" table:default-cell-style-name="Default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/>
          <table:covered-table-cell table:style-name="ce3"/>
          <table:covered-table-cell/>
          <table:covered-table-cell table:style-name="ce3"/>
          <table:table-cell/>
          <table:table-cell table:style-name="ce1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 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Unidades</text:p>
          </table:table-cell>
          <table:table-cell table:style-name="ce8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a Feminina Tam. 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([.C3]*[.D3])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([.C3]+[.C9]+[.C10])" office:value-type="currency" office:currency="BRL" office:value="306.8" calcext:value-type="currency">
            <text:p>R$ 306,8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 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([.C4]*[.D4])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([.C4]+[.C8])" office:value-type="currency" office:currency="BRL" office:value="231" calcext:value-type="currency">
            <text:p>R$ 231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([.C5]*[.D5])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([.C7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([.C6]*[.D6])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style-name="ce3" office:value-type="float" office:value="2" calcext:value-type="float">
            <text:p>2</text:p>
          </table:table-cell>
          <table:table-cell table:style-name="ce6" table:formula="of:=([.C5]+[.C6])" office:value-type="currency" office:currency="BRL" office:value="31" calcext:value-type="currency">
            <text:p>R$ 31,0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([.C7]*[.D7])" office:value-type="currency" office:currency="BRL" office:value="73.9" calcext:value-type="currency">
            <text:p>R$ 73,9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 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([.C8]*[.D8])" office:value-type="currency" office:currency="BRL" office:value="207" calcext:value-type="currency">
            <text:p>R$ 207,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olsa Feminino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table:style-name="ce7"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214" calcext:value-type="currency">
            <text:p>R$ 214,00</text:p>
          </table:table-cell>
          <table:table-cell/>
          <table:table-cell table:style-name="ce10" office:value-type="string" calcext:value-type="string" table:number-columns-spanned="2" table:number-rows-spanned="1">
            <text:p>FORMAS DE PAGAMENTO</text:p>
          </table:table-cell>
          <table:covered-table-cell table:style-name="ce20"/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table:style-name="ce7"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([.C10]*[.D10])" office:value-type="currency" office:currency="BRL" office:value="149.9" calcext:value-type="currency">
            <text:p>R$ 149,90</text:p>
          </table:table-cell>
          <table:table-cell/>
          <table:table-cell table:style-name="ce20" office:value-type="string" calcext:value-type="string">
            <text:p>2x sem juros</text:p>
          </table:table-cell>
          <table:table-cell table:style-name="ce22" office:value-type="string" calcext:value-type="string">
            <text:p>SIM</text:p>
          </table:table-cell>
          <table:table-cell/>
        </table:table-row>
        <table:table-row table:style-name="ro1">
          <table:table-cell table:style-name="ce4"/>
          <table:table-cell table:style-name="ce5"/>
          <table:table-cell table:style-name="ce8" office:value-type="string" calcext:value-type="string">
            <text:p>TOTAL</text:p>
          </table:table-cell>
          <table:table-cell table:style-name="ce8" table:formula="of:=([.D3]+[.D4]+[.D5]+[.D6]+[.D7]+[.D8]+[.D9]+[.D10])" office:value-type="float" office:value="14" calcext:value-type="float">
            <text:p>14</text:p>
          </table:table-cell>
          <table:table-cell table:style-name="ce9" table:formula="of:=SUM([.E3:.E10])" office:value-type="currency" office:currency="BRL" office:value="878.6" calcext:value-type="currency">
            <text:p>R$ 878,60</text:p>
          </table:table-cell>
          <table:table-cell/>
          <table:table-cell table:style-name="ce20" office:value-type="string" calcext:value-type="string">
            <text:p>3x sem juros</text:p>
          </table:table-cell>
          <table:table-cell table:style-name="ce22" office:value-type="string" calcext:value-type="string">
            <text:p>SIM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  <table:table-cell table:style-name="ce20" office:value-type="string" calcext:value-type="string">
            <text:p>5x sem juros</text:p>
          </table:table-cell>
          <table:table-cell table:style-name="ce22" office:value-type="string" calcext:value-type="string">
            <text:p>SIM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4"/>
          <table:table-cell/>
          <table:table-cell table:style-name="ce20" office:value-type="string" calcext:value-type="string">
            <text:p>10x sem juros</text:p>
          </table:table-cell>
          <table:table-cell table:style-name="ce22" office:value-type="string" calcext:value-type="string">
            <text:p>NÃO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ce21"/>
          <table:table-cell table:number-columns-repeated="2"/>
        </table:table-row>
        <calcext:conditional-formats>
          <calcext:conditional-format calcext:target-range-address="Planilha1.H10:Planilha1.H13">
            <calcext:condition calcext:apply-style-name="Good" calcext:value="=&quot;SIM&quot;" calcext:base-cell-address="Planilha1.H10"/>
            <calcext:condition calcext:apply-style-name="Bad" calcext:value="=&quot;NÃO&quot;" calcext:base-cell-address="Planilha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9:00:08.0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4T21:50:09.085000000</meta:creation-date>
    <dc:date>2022-05-31T20:52:15.940000000</dc:date>
    <meta:editing-duration>PT8M55S</meta:editing-duration>
    <meta:editing-cycles>2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